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T2" style:parent-style-name="DefaultParagraphFont" style:family="text">
      <style:text-properties fo:font-size="13pt" style:font-size-asian="13pt" style:font-size-complex="13pt"/>
    </style:style>
    <style:style style:name="T3" style:parent-style-name="DefaultParagraphFont" style:family="text">
      <style:text-properties fo:font-size="13pt" style:font-size-asian="13pt" style:font-size-complex="13pt"/>
    </style:style>
    <style:style style:name="P4" style:parent-style-name="Normal" style:family="paragraph">
      <style:text-properties fo:font-size="13pt" style:font-size-asian="13pt" style:font-size-complex="13pt"/>
    </style:style>
    <style:style style:name="T5" style:parent-style-name="DefaultParagraphFont" style:family="text">
      <style:text-properties fo:font-size="13pt" style:font-size-asian="13pt" style:font-size-complex="13pt"/>
    </style:style>
  </office:automatic-styles>
  <office:body>
    <office:text text:use-soft-page-breaks="true">
      <text:p text:style-name="P1">Problem Statement:</text:p>
      <text:p text:style-name="Normal"><text:tab/><text:tab/><text:span text:style-name="T2">Design a ‘book’ class with title, author, publisher, price and author’s royalty as instance variables. Provide getter and setter properties for all variables. Also define a method royalty() to calculate royalty<text:s/></text:span><text:span text:style-name="T3">amount author can expect to receive the following royalties:10% of the retail price on the first 500 copies; 12.5% for the next 1,000 copies sold, then 15% for all further copies sold.</text:span></text:p>
      <text:p text:style-name="P4">Then design a new ‘ebook’ class inherited from ‘book’ class. Add ebook<text:s/>format (EPUB, PDF, MOBI etc) as additional instance variable in inherited class.</text:p>
      <text:p text:style-name="Normal"><text:span text:style-name="T5">Override royalty() method to deduct GST @12% on ebook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Times New Roma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khya Uppala</meta:initial-creator>
    <dc:creator>Alekhya Uppala</dc:creator>
    <meta:creation-date>2020-08-14T16:11:00Z</meta:creation-date>
    <dc:date>2020-08-14T16:11:00Z</dc:date>
    <meta:template xlink:href="Normal" xlink:type="simple"/>
    <meta:editing-cycles>2</meta:editing-cycles>
    <meta:editing-duration>PT0S</meta:editing-duration>
    <meta:document-statistic meta:page-count="1" meta:paragraph-count="1" meta:word-count="93" meta:character-count="623" meta:row-count="4" meta:non-whitespace-character-count="531"/>
  </office:meta>
</office:document-meta>
</file>